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weight="bold" officeooo:rsid="000682b6" officeooo:paragraph-rsid="000682b6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weight="bold" officeooo:rsid="000682b6" officeooo:paragraph-rsid="000682b6" style:font-weight-asian="bold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font-weight="normal" officeooo:rsid="000682b6" officeooo:paragraph-rsid="000682b6" style:font-weight-asian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weight="normal" officeooo:rsid="000682b6" officeooo:paragraph-rsid="000a4a01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weight="normal" officeooo:rsid="00077cc6" officeooo:paragraph-rsid="00077cc6" style:font-weight-asian="normal" style:font-weight-complex="normal"/>
    </style:style>
    <style:style style:name="P6" style:family="paragraph" style:parent-style-name="Standard" style:list-style-name="L3">
      <style:paragraph-properties fo:line-height="150%" fo:text-align="start" style:justify-single-word="false"/>
      <style:text-properties fo:font-weight="normal" officeooo:rsid="00077cc6" officeooo:paragraph-rsid="00077cc6" style:font-weight-asian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weight="normal" officeooo:rsid="00088f65" officeooo:paragraph-rsid="00088f65" style:font-weight-asian="normal" style:font-weight-complex="normal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officeooo:paragraph-rsid="000682b6"/>
    </style:style>
    <style:style style:name="P9" style:family="paragraph" style:parent-style-name="Standard" style:list-style-name="L2">
      <style:paragraph-properties fo:line-height="150%" fo:text-align="start" style:justify-single-word="false"/>
      <style:text-properties officeooo:paragraph-rsid="000682b6"/>
    </style:style>
    <style:style style:name="P10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fo:font-weight="bold" officeooo:rsid="00088f65" officeooo:paragraph-rsid="00088f65" style:font-weight-asian="bold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fo:font-weight="bold" officeooo:rsid="00077cc6" officeooo:paragraph-rsid="00077cc6" style:font-weight-asian="bold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fo:font-weight="bold" officeooo:rsid="000682b6" officeooo:paragraph-rsid="000682b6" style:font-weight-asian="bold" style:font-weight-complex="bold"/>
    </style:style>
    <style:style style:name="T1" style:family="text">
      <style:text-properties fo:font-weight="normal" officeooo:rsid="000682b6" style:font-weight-asian="normal" style:font-weight-complex="normal"/>
    </style:style>
    <style:style style:name="T2" style:family="text">
      <style:text-properties fo:font-weight="normal" officeooo:rsid="00077cc6" style:font-weight-asian="normal" style:font-weight-complex="normal"/>
    </style:style>
    <style:style style:name="T3" style:family="text">
      <style:text-properties officeooo:rsid="000a4a01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ICULUM VITAE</text:p>
      <text:p text:style-name="P1">ADDRESS P.O BOX 18148-20100 NAKURU</text:p>
      <text:p text:style-name="P1"><text:s/>Email: <text:span text:style-name="T3">graceaston</text:span>@gmail.com </text:p>
      <text:p text:style-name="P1">Cell phone: 0701295495</text:p>
      <text:p text:style-name="P1"/>
      <text:p text:style-name="P12">PERSONAL INFORMATION</text:p>
      <text:p text:style-name="P3">Name <text:s text:c="11"/>: Grace Njeri Wa<text:span text:style-name="T3">cera</text:span></text:p>
      <text:p text:style-name="P3">ID Number <text:s text:c="3"/>:<text:span text:style-name="T3">35822976</text:span> </text:p>
      <text:p text:style-name="P3">Date of Birth :<text:span text:style-name="T3">16/01/1998</text:span></text:p>
      <text:p text:style-name="P3">Nationality <text:s text:c="3"/>: Kenyan</text:p>
      <text:p text:style-name="P3">Languages <text:s text:c="4"/>: Fluent both in writing and speaking English, Kiswahili. </text:p>
      <text:p text:style-name="P3">Religion <text:s text:c="8"/>: Christian Marital</text:p>
      <text:p text:style-name="P4">Status <text:s text:c="12"/>: Married </text:p>
      <text:p text:style-name="P4">Gender <text:s text:c="10"/>: Female</text:p>
      <text:p text:style-name="P3"/>
      <text:p text:style-name="P3"/>
      <text:p text:style-name="P12">CAREER OBJECTIVES: </text:p>
      <text:list xml:id="list2936466930" text:style-name="L1">
        <text:list-item>
          <text:p text:style-name="P8"><text:span text:style-name="T1">To apply knowledge, skills and experience acquired during my </text:span><text:span text:style-name="T2">former work place, </text:span><text:span text:style-name="T1">uphold professionalism and integrity to enhance productivity </text:span><text:span text:style-name="T2">of the organization in meeting their desired objectives</text:span><text:span text:style-name="T1">. <text:s/></text:span></text:p>
        </text:list-item>
      </text:list>
      <text:p text:style-name="P3"/>
      <text:list xml:id="list738118743" text:style-name="L2">
        <text:list-item>
          <text:p text:style-name="P9"><text:span text:style-name="T1">To be part of a team working towards offering the best and meeting objectives of the organization.</text:span></text:p>
        </text:list-item>
      </text:list>
      <text:p text:style-name="P3"/>
      <text:p text:style-name="P12">PERSONAL PROFILE:</text:p>
      <text:p text:style-name="P3"><text:s/>I am a highly motivated individual with the capacity to work under minimum supervision. I am a diligent worker with good work ethics, I pay attention to details, a good team player and communicator I also know how to prioritize task and meet set datelines, I am a determined and self-inspired person. I am able to work well on own initiative and as part of a team. I am flexible and ready to learn and always seek to improve on my performance. </text:p>
      <text:p text:style-name="P3"/>
      <text:p text:style-name="P3"/>
      <text:p text:style-name="P3"/>
      <text:p text:style-name="P2"><text:soft-page-break/><text:span text:style-name="T4">PROFESSIONAL AND ACADEMIC QUALIFICATIONS:</text:span></text:p>
      <text:p text:style-name="P5">2005-2012 <text:s/>: Rutara Primary School – Kenya Certificate of Primary Education.</text:p>
      <text:p text:style-name="P5">2013-2016 : Rutara Secondary School – Kenya Certificate of Secondary Education</text:p>
      <text:p text:style-name="P5">Jan 2018 – Nov 2018 : Sarova Hotel in Nakuru – Worked as a waitress. </text:p>
      <text:p text:style-name="P7">2020 – 2022 : Kioo Min-Super </text:p>
      <text:p text:style-name="P5"/>
      <text:p text:style-name="P11">SKILLS &amp; COMPETENCIES: </text:p>
      <text:list xml:id="list1363729139" text:style-name="L3">
        <text:list-item>
          <text:p text:style-name="P6">Fast learner, Self-starter, Innovative, Strategic thinker, Flexible and Result oriented. </text:p>
        </text:list-item>
        <text:list-item>
          <text:p text:style-name="P6">Ability of working to tight deadlines with limited resources. </text:p>
        </text:list-item>
        <text:list-item>
          <text:p text:style-name="P6">Highly organized, proactive, hardworking, focused, &amp; have attention to detail. </text:p>
        </text:list-item>
        <text:list-item>
          <text:p text:style-name="P6">Team Player and ability to interact freely but professionally with my colleagues at workplace. </text:p>
        </text:list-item>
        <text:list-item>
          <text:p text:style-name="P6"><text:s/>Good Leadership Skills, High degree of honesty and integrity. </text:p>
        </text:list-item>
        <text:list-item>
          <text:p text:style-name="P6"><text:s/>Proficient with word processing, excel spread sheets and power point. </text:p>
        </text:list-item>
        <text:list-item>
          <text:p text:style-name="P6">Ability to perform my duties without/minimal supervision. </text:p>
        </text:list-item>
        <text:list-item>
          <text:p text:style-name="P6"/>
        </text:list-item>
      </text:list>
      <text:p text:style-name="P11">INTERESTS: </text:p>
      <text:p text:style-name="P5">1. Career advancement.</text:p>
      <text:p text:style-name="P5">2. Making new friends and maintaining old ones.</text:p>
      <text:p text:style-name="P5">3. Offering guidance and counseling.</text:p>
      <text:p text:style-name="P5">4. Reading trending news.</text:p>
      <text:p text:style-name="P5">5. Listening to music and watching movies</text:p>
      <text:p text:style-name="P5"/>
      <text:p text:style-name="P10">Referees</text:p>
      <text:p text:style-name="P7">1. Winnie Wanjiku</text:p>
      <text:p text:style-name="P7"><text:s text:c="4"/>Supervisor Sarova Hotel</text:p>
      <text:p text:style-name="P7"><text:s text:c="4"/>Phone : 0759202738</text:p>
      <text:p text:style-name="P7">2. John Gatheru</text:p>
      <text:p text:style-name="P7"><text:s text:c="4"/>Manager Kioo Min-Supermarket</text:p>
      <text:p text:style-name="P7"><text:s text:c="4"/>Phone : 071556538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18:16:40.848783150</meta:creation-date>
    <dc:date>2022-05-14T19:09:15.351521825</dc:date>
    <meta:editing-duration>PT11M31S</meta:editing-duration>
    <meta:editing-cycles>1</meta:editing-cycles>
    <meta:document-statistic meta:table-count="0" meta:image-count="0" meta:object-count="0" meta:page-count="2" meta:paragraph-count="45" meta:word-count="350" meta:character-count="2336" meta:non-whitespace-character-count="1944"/>
    <meta:generator>LibreOffice/6.4.7.2$Linux_X86_64 LibreOffice_project/40$Build-2</meta:generator>
  </office:meta>
</office:document-meta>
</file>